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I. HTML – The Structure of the Web</text:span></text:h>
      <text:p text:style-name="Horizontal_20_Line"/>
      <text:h text:style-name="Heading_20_3" text:outline-level="3"><text:span text:style-name="Strong_20_Emphasis">Lesson 1: Introduction to HTML</text:span></text:h>
      <text:p text:style-name="Text_20_body"><text:span text:style-name="Strong_20_Emphasis">Objectives</text:span></text:p>
      <text:list xml:id="list7537386830761417650" text:style-name="L1">
        <text:list-item>
          <text:p text:style-name="P3">Understand what HTML is and its role in web development.</text:p>
        </text:list-item>
        <text:list-item>
          <text:p text:style-name="P3">Identify the basic structure of an HTML document.</text:p>
        </text:list-item>
      </text:list>
      <text:p text:style-name="Text_20_body"><text:span text:style-name="Strong_20_Emphasis">Lesson Content</text:span></text:p>
      <text:list xml:id="list5508854585249106632" text:style-name="L2">
        <text:list-item>
          <text:p text:style-name="P4">HTML = HyperText Markup Language.</text:p>
        </text:list-item>
        <text:list-item>
          <text:p text:style-name="P4">Basic structure:</text:p>
        </text:list-item>
      </text:list>
      <text:p text:style-name="Preformatted_20_Text">html</text:p>
      <text:p text:style-name="Preformatted_20_Text">CopyEdit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2"/>&lt;title&gt;My First Page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Hello World&lt;/h1&gt;</text:span></text:p>
      <text:p text:style-name="P1"><text:span text:style-name="Source_20_Text">&lt;/body&gt;</text:span></text:p>
      <text:p text:style-name="P2"><text:span text:style-name="Source_20_Text">&lt;/html&gt;</text:span></text:p>
      <text:list xml:id="list2030500810354654186" text:style-name="L3">
        <text:list-item>
          <text:p text:style-name="P5"><text:span text:style-name="Source_20_Text">&lt;head&gt;</text:span> contains metadata.</text:p>
        </text:list-item>
        <text:list-item>
          <text:p text:style-name="P5"><text:span text:style-name="Source_20_Text">&lt;body&gt;</text:span> contains visible content.</text:p>
        </text:list-item>
      </text:list>
      <text:p text:style-name="Text_20_body"><text:span text:style-name="Strong_20_Emphasis">Practice Task</text:span></text:p>
      <text:list xml:id="list5230432008366580657" text:style-name="L4">
        <text:list-item>
          <text:p text:style-name="P6">Create a file called <text:span text:style-name="Source_20_Text">index.html</text:span> with your name as a heading and a short welcome paragraph.</text:p>
        </text:list-item>
      </text:list>
      <text:p text:style-name="Text_20_body"><text:span text:style-name="Strong_20_Emphasis">Mini-Quiz</text:span></text:p>
      <text:list xml:id="list7246293664266236307" text:style-name="L5">
        <text:list-item>
          <text:p text:style-name="P7">What does HTML stand for?</text:p>
        </text:list-item>
        <text:list-item>
          <text:p text:style-name="P7">Where does visible page content go?</text:p>
        </text:list-item>
        <text:list-item>
          <text:p text:style-name="P7">What is the purpose of <text:span text:style-name="Source_20_Text">&lt;!DOCTYPE html&gt;</text:span>?</text:p>
        </text:list-item>
      </text:list>
      <text:p text:style-name="Horizontal_20_Line"/>
      <text:h text:style-name="Heading_20_3" text:outline-level="3"><text:span text:style-name="Strong_20_Emphasis">Lesson 2: Basic Text Elements</text:span></text:h>
      <text:p text:style-name="Text_20_body"><text:span text:style-name="Strong_20_Emphasis">Objectives</text:span></text:p>
      <text:list xml:id="list5357854324942621801" text:style-name="L6">
        <text:list-item>
          <text:p text:style-name="P8">Format text using headings and paragraphs.</text:p>
        </text:list-item>
        <text:list-item>
          <text:p text:style-name="P8">Use emphasis and strong importance.</text:p>
        </text:list-item>
      </text:list>
      <text:p text:style-name="Text_20_body"><text:span text:style-name="Strong_20_Emphasis">Lesson Content</text:span></text:p>
      <text:list xml:id="list6104269371033076717" text:style-name="L7">
        <text:list-item>
          <text:p text:style-name="P9">Headings: <text:span text:style-name="Source_20_Text">&lt;h1&gt;</text:span>–<text:span text:style-name="Source_20_Text">&lt;h6&gt;</text:span></text:p>
        </text:list-item>
        <text:list-item>
          <text:p text:style-name="P9"><text:soft-page-break/>Paragraphs: <text:span text:style-name="Source_20_Text">&lt;p&gt;</text:span></text:p>
        </text:list-item>
        <text:list-item>
          <text:p text:style-name="P9">Bold: <text:span text:style-name="Source_20_Text">&lt;strong&gt;</text:span> / <text:span text:style-name="Source_20_Text">&lt;b&gt;</text:span></text:p>
        </text:list-item>
        <text:list-item>
          <text:p text:style-name="P9">Italic: <text:span text:style-name="Source_20_Text">&lt;em&gt;</text:span> / <text:span text:style-name="Source_20_Text">&lt;i&gt;</text:span></text:p>
        </text:list-item>
      </text:list>
      <text:p text:style-name="Text_20_body"><text:span text:style-name="Strong_20_Emphasis">Practice Task</text:span></text:p>
      <text:list xml:id="list788616829818651937" text:style-name="L8">
        <text:list-item>
          <text:p text:style-name="P10">Create a short biography using <text:span text:style-name="Source_20_Text">&lt;h2&gt;</text:span> for your name, <text:span text:style-name="Source_20_Text">&lt;p&gt;</text:span> for your intro, and bold one important word.</text:p>
        </text:list-item>
      </text:list>
      <text:p text:style-name="Text_20_body"><text:span text:style-name="Strong_20_Emphasis">Mini-Quiz</text:span></text:p>
      <text:list xml:id="list3568494950789482306" text:style-name="L9">
        <text:list-item>
          <text:p text:style-name="P11">Which heading tag is largest?</text:p>
        </text:list-item>
        <text:list-item>
          <text:p text:style-name="P11">What’s the difference between <text:span text:style-name="Source_20_Text">&lt;strong&gt;</text:span> and <text:span text:style-name="Source_20_Text">&lt;b&gt;</text:span>?</text:p>
        </text:list-item>
      </text:list>
      <text:p text:style-name="Horizontal_20_Line"/>
      <text:h text:style-name="Heading_20_3" text:outline-level="3"><text:span text:style-name="Strong_20_Emphasis">Lesson 3: Links &amp; Navigation</text:span></text:h>
      <text:p text:style-name="Text_20_body"><text:span text:style-name="Strong_20_Emphasis">Objectives</text:span></text:p>
      <text:list xml:id="list5774130984959639827" text:style-name="L10">
        <text:list-item>
          <text:p text:style-name="P12">Add hyperlinks to your web page.</text:p>
        </text:list-item>
      </text:list>
      <text:p text:style-name="Text_20_body"><text:span text:style-name="Strong_20_Emphasis">Lesson Content</text:span></text:p>
      <text:p text:style-name="Preformatted_20_Text">html</text:p>
      <text:p text:style-name="Preformatted_20_Text">CopyEdit</text:p>
      <text:p text:style-name="P1"><text:span text:style-name="Source_20_Text">&lt;a href="https://example.com"&gt;Visit Example&lt;/a&gt;</text:span></text:p>
      <text:p text:style-name="P2"><text:span text:style-name="Source_20_Text">&lt;a href="about.html" target="_blank"&gt;About Us&lt;/a&gt;</text:span></text:p>
      <text:list xml:id="list5976258975470192759" text:style-name="L11">
        <text:list-item>
          <text:p text:style-name="P13">Internal vs external links.</text:p>
        </text:list-item>
        <text:list-item>
          <text:p text:style-name="P13"><text:span text:style-name="Source_20_Text">target="_blank"</text:span> opens a link in a new tab.</text:p>
        </text:list-item>
      </text:list>
      <text:p text:style-name="Text_20_body"><text:span text:style-name="Strong_20_Emphasis">Practice Task</text:span></text:p>
      <text:list xml:id="list7172472673906639072" text:style-name="L12">
        <text:list-item>
          <text:p text:style-name="P14">Add a link to your favorite website and a link to another page on your site.</text:p>
        </text:list-item>
      </text:list>
      <text:p text:style-name="Text_20_body"><text:span text:style-name="Strong_20_Emphasis">Mini-Quiz</text:span></text:p>
      <text:list xml:id="list7561033325808744921" text:style-name="L13">
        <text:list-item>
          <text:p text:style-name="P15">What attribute sets the link’s destination?</text:p>
        </text:list-item>
        <text:list-item>
          <text:p text:style-name="P15">How do you make a link open in a new tab?</text:p>
        </text:list-item>
      </text:list>
      <text:p text:style-name="Horizontal_20_Line"/>
      <text:h text:style-name="Heading_20_3" text:outline-level="3"><text:span text:style-name="Strong_20_Emphasis">Lesson 4: Images &amp; Media</text:span></text:h>
      <text:p text:style-name="Text_20_body"><text:span text:style-name="Strong_20_Emphasis">Objectives</text:span></text:p>
      <text:list xml:id="list9020958508684810945" text:style-name="L14">
        <text:list-item>
          <text:p text:style-name="P16">Add images to your page with proper attributes.</text:p>
        </text:list-item>
      </text:list>
      <text:p text:style-name="Text_20_body"><text:span text:style-name="Strong_20_Emphasis">Lesson Content</text:span></text:p>
      <text:p text:style-name="Preformatted_20_Text">html</text:p>
      <text:p text:style-name="Preformatted_20_Text">CopyEdit</text:p>
      <text:p text:style-name="P2"><text:span text:style-name="Source_20_Text">&lt;img src="photo.jpg" alt="Description of image" width="300"&gt;</text:span></text:p>
      <text:list xml:id="list5293031085810495049" text:style-name="L15">
        <text:list-item>
          <text:p text:style-name="P17"><text:soft-page-break/>Always use <text:span text:style-name="Source_20_Text">alt</text:span> for accessibility.</text:p>
        </text:list-item>
        <text:list-item>
          <text:p text:style-name="P17">Can also embed videos:</text:p>
        </text:list-item>
      </text:list>
      <text:p text:style-name="Preformatted_20_Text">html</text:p>
      <text:p text:style-name="Preformatted_20_Text">CopyEdit</text:p>
      <text:p text:style-name="P2"><text:span text:style-name="Source_20_Text">&lt;iframe src="https://www.youtube.com/embed/example" width="560" height="315"&gt;&lt;/iframe&gt;</text:span></text:p>
      <text:p text:style-name="Text_20_body"><text:span text:style-name="Strong_20_Emphasis">Practice Task</text:span></text:p>
      <text:list xml:id="list6013945093869888957" text:style-name="L16">
        <text:list-item>
          <text:p text:style-name="P18">Add a photo of yourself to your profile page.</text:p>
        </text:list-item>
      </text:list>
      <text:p text:style-name="Text_20_body"><text:span text:style-name="Strong_20_Emphasis">Mini-Quiz</text:span></text:p>
      <text:list xml:id="list1906818436632404661" text:style-name="L17">
        <text:list-item>
          <text:p text:style-name="P19">What is the <text:span text:style-name="Source_20_Text">alt</text:span> attribute for?</text:p>
        </text:list-item>
        <text:list-item>
          <text:p text:style-name="P19">Which tag is used for an image?</text:p>
        </text:list-item>
      </text:list>
      <text:p text:style-name="Horizontal_20_Line"/>
      <text:h text:style-name="Heading_20_3" text:outline-level="3"><text:span text:style-name="Strong_20_Emphasis">Lesson 5: Lists</text:span></text:h>
      <text:p text:style-name="Text_20_body"><text:span text:style-name="Strong_20_Emphasis">Objectives</text:span></text:p>
      <text:list xml:id="list3494910758073881817" text:style-name="L18">
        <text:list-item>
          <text:p text:style-name="P20">Create ordered and unordered lists.</text:p>
        </text:list-item>
      </text:list>
      <text:p text:style-name="Text_20_body"><text:span text:style-name="Strong_20_Emphasis">Lesson Content</text:span></text:p>
      <text:p text:style-name="Preformatted_20_Text">html</text:p>
      <text:p text:style-name="Preformatted_20_Text">CopyEdit</text:p>
      <text:p text:style-name="P1"><text:span text:style-name="Source_20_Text">&lt;ul&gt;</text:span></text:p>
      <text:p text:style-name="P1"><text:span text:style-name="Source_20_Text"><text:s text:c="2"/>&lt;li&gt;HTML&lt;/li&gt;</text:span></text:p>
      <text:p text:style-name="P1"><text:span text:style-name="Source_20_Text"><text:s text:c="2"/>&lt;li&gt;CSS&lt;/li&gt;</text:span></text:p>
      <text:p text:style-name="P1"><text:span text:style-name="Source_20_Text">&lt;/ul&gt;</text:span></text:p>
      <text:p text:style-name="P1"><text:span text:style-name="Source_20_Text">&lt;ol&gt;</text:span></text:p>
      <text:p text:style-name="P1"><text:span text:style-name="Source_20_Text"><text:s text:c="2"/>&lt;li&gt;First&lt;/li&gt;</text:span></text:p>
      <text:p text:style-name="P1"><text:span text:style-name="Source_20_Text"><text:s text:c="2"/>&lt;li&gt;Second&lt;/li&gt;</text:span></text:p>
      <text:p text:style-name="P2"><text:span text:style-name="Source_20_Text">&lt;/ol&gt;</text:span></text:p>
      <text:p text:style-name="Text_20_body"><text:span text:style-name="Strong_20_Emphasis">Practice Task</text:span></text:p>
      <text:list xml:id="list6927359851766368115" text:style-name="L19">
        <text:list-item>
          <text:p text:style-name="P21">Make a list of your top 3 favorite foods using <text:span text:style-name="Source_20_Text">&lt;ol&gt;</text:span>.</text:p>
        </text:list-item>
      </text:list>
      <text:p text:style-name="Text_20_body"><text:span text:style-name="Strong_20_Emphasis">Mini-Quiz</text:span></text:p>
      <text:list xml:id="list1487588204242654752" text:style-name="L20">
        <text:list-item>
          <text:p text:style-name="P22">Which tag creates a bulleted list?</text:p>
        </text:list-item>
        <text:list-item>
          <text:p text:style-name="P22">Which tag creates numbered items?</text:p>
        </text:list-item>
      </text:list>
      <text:p text:style-name="Horizontal_20_Line"/>
      <text:h text:style-name="Heading_20_3" text:outline-level="3"><text:span text:style-name="Strong_20_Emphasis">Lesson 6: Tables</text:span></text:h>
      <text:p text:style-name="Text_20_body"><text:span text:style-name="Strong_20_Emphasis">Objectives</text:span></text:p>
      <text:list xml:id="list5048101989117418759" text:style-name="L21">
        <text:list-item>
          <text:p text:style-name="P23">Create simple HTML tables.</text:p>
        </text:list-item>
      </text:list>
      <text:p text:style-name="Text_20_body"><text:span text:style-name="Strong_20_Emphasis">Lesson Content</text:span></text:p>
      <text:p text:style-name="Preformatted_20_Text">html</text:p>
      <text:p text:style-name="Preformatted_20_Text"><text:soft-page-break/>CopyEdit</text:p>
      <text:p text:style-name="P1"><text:span text:style-name="Source_20_Text">&lt;table&gt;</text:span></text:p>
      <text:p text:style-name="P1"><text:span text:style-name="Source_20_Text"><text:s text:c="2"/>&lt;tr&gt;&lt;th&gt;Name&lt;/th&gt;&lt;th&gt;Age&lt;/th&gt;&lt;/tr&gt;</text:span></text:p>
      <text:p text:style-name="P1"><text:span text:style-name="Source_20_Text"><text:s text:c="2"/>&lt;tr&gt;&lt;td&gt;Joe&lt;/td&gt;&lt;td&gt;25&lt;/td&gt;&lt;/tr&gt;</text:span></text:p>
      <text:p text:style-name="P2"><text:span text:style-name="Source_20_Text">&lt;/table&gt;</text:span></text:p>
      <text:list xml:id="list1589704269263095189" text:style-name="L22">
        <text:list-item>
          <text:p text:style-name="P24"><text:span text:style-name="Source_20_Text">&lt;th&gt;</text:span> = table header cell.</text:p>
        </text:list-item>
      </text:list>
      <text:p text:style-name="Text_20_body"><text:span text:style-name="Strong_20_Emphasis">Practice Task</text:span></text:p>
      <text:list xml:id="list3133536177895949343" text:style-name="L23">
        <text:list-item>
          <text:p text:style-name="P25">Make a table with 2 columns: subject name and teacher.</text:p>
        </text:list-item>
      </text:list>
      <text:p text:style-name="Text_20_body"><text:span text:style-name="Strong_20_Emphasis">Mini-Quiz</text:span></text:p>
      <text:list xml:id="list1784871473616204281" text:style-name="L24">
        <text:list-item>
          <text:p text:style-name="P26">What does <text:span text:style-name="Source_20_Text">&lt;tr&gt;</text:span> represent?</text:p>
        </text:list-item>
        <text:list-item>
          <text:p text:style-name="P26">What’s the difference between <text:span text:style-name="Source_20_Text">&lt;th&gt;</text:span> and <text:span text:style-name="Source_20_Text">&lt;td&gt;</text:span>?</text:p>
        </text:list-item>
      </text:list>
      <text:p text:style-name="Horizontal_20_Line"/>
      <text:h text:style-name="Heading_20_3" text:outline-level="3"><text:span text:style-name="Strong_20_Emphasis">Lesson 7: Forms &amp; Inputs</text:span></text:h>
      <text:p text:style-name="Text_20_body"><text:span text:style-name="Strong_20_Emphasis">Objectives</text:span></text:p>
      <text:list xml:id="list7066796702522253538" text:style-name="L25">
        <text:list-item>
          <text:p text:style-name="P27">Create forms for user input.</text:p>
        </text:list-item>
      </text:list>
      <text:p text:style-name="Text_20_body"><text:span text:style-name="Strong_20_Emphasis">Lesson Content</text:span></text:p>
      <text:p text:style-name="Preformatted_20_Text">html</text:p>
      <text:p text:style-name="Preformatted_20_Text">CopyEdit</text:p>
      <text:p text:style-name="P1"><text:span text:style-name="Source_20_Text">&lt;form&gt;</text:span></text:p>
      <text:p text:style-name="P1"><text:span text:style-name="Source_20_Text"><text:s text:c="2"/>&lt;label&gt;Name: &lt;input type="text"&gt;&lt;/label&gt;</text:span></text:p>
      <text:p text:style-name="P1"><text:span text:style-name="Source_20_Text"><text:s text:c="2"/>&lt;input type="submit" value="Send"&gt;</text:span></text:p>
      <text:p text:style-name="P2"><text:span text:style-name="Source_20_Text">&lt;/form&gt;</text:span></text:p>
      <text:list xml:id="list390371849778712470" text:style-name="L26">
        <text:list-item>
          <text:p text:style-name="P28">Input types: <text:span text:style-name="Source_20_Text">text</text:span>, <text:span text:style-name="Source_20_Text">email</text:span>, <text:span text:style-name="Source_20_Text">password</text:span>, <text:span text:style-name="Source_20_Text">number</text:span>.</text:p>
        </text:list-item>
      </text:list>
      <text:p text:style-name="Text_20_body"><text:span text:style-name="Strong_20_Emphasis">Practice Task</text:span></text:p>
      <text:list xml:id="list375344535290422694" text:style-name="L27">
        <text:list-item>
          <text:p text:style-name="P29">Create a sign-up form with name, email, and submit button.</text:p>
        </text:list-item>
      </text:list>
      <text:p text:style-name="Text_20_body"><text:span text:style-name="Strong_20_Emphasis">Mini-Quiz</text:span></text:p>
      <text:list xml:id="list8684886347893025861" text:style-name="L28">
        <text:list-item>
          <text:p text:style-name="P30">Which tag wraps form elements?</text:p>
        </text:list-item>
        <text:list-item>
          <text:p text:style-name="P30">Which input type hides text when typed?</text:p>
        </text:list-item>
      </text:list>
      <text:p text:style-name="Horizontal_20_Line"/>
      <text:h text:style-name="Heading_20_3" text:outline-level="3"><text:span text:style-name="Strong_20_Emphasis">Lesson 8: Semantic HTML</text:span></text:h>
      <text:p text:style-name="Text_20_body"><text:span text:style-name="Strong_20_Emphasis">Objectives</text:span></text:p>
      <text:list xml:id="list4905603268419796355" text:style-name="L29">
        <text:list-item>
          <text:p text:style-name="P31">Use semantic tags for better structure.</text:p>
        </text:list-item>
      </text:list>
      <text:p text:style-name="Text_20_body"><text:span text:style-name="Strong_20_Emphasis">Lesson Content</text:span></text:p>
      <text:list xml:id="list7782974543312466749" text:style-name="L30">
        <text:list-item>
          <text:p text:style-name="P32"><text:span text:style-name="Source_20_Text">&lt;header&gt;</text:span>, <text:span text:style-name="Source_20_Text">&lt;nav&gt;</text:span>, <text:span text:style-name="Source_20_Text">&lt;main&gt;</text:span>, <text:span text:style-name="Source_20_Text">&lt;section&gt;</text:span>, <text:span text:style-name="Source_20_Text">&lt;article&gt;</text:span>, <text:span text:style-name="Source_20_Text">&lt;footer&gt;</text:span>.</text:p>
        </text:list-item>
        <text:list-item>
          <text:p text:style-name="P32">Improves SEO and accessibility.</text:p>
        </text:list-item>
      </text:list>
      <text:p text:style-name="Text_20_body"><text:soft-page-break/><text:span text:style-name="Strong_20_Emphasis">Practice Task</text:span></text:p>
      <text:list xml:id="list1865265494563173043" text:style-name="L31">
        <text:list-item>
          <text:p text:style-name="P33">Wrap your homepage content in proper semantic elements.</text:p>
        </text:list-item>
      </text:list>
      <text:p text:style-name="Text_20_body"><text:span text:style-name="Strong_20_Emphasis">Mini-Quiz</text:span></text:p>
      <text:list xml:id="list2789750983223995529" text:style-name="L32">
        <text:list-item>
          <text:p text:style-name="P34">Why use semantic HTML?</text:p>
        </text:list-item>
        <text:list-item>
          <text:p text:style-name="P34">Name two semantic tags.</text:p>
        </text:list-item>
      </text:list>
      <text:p text:style-name="Horizontal_20_Line"/>
      <text:h text:style-name="Heading_20_3" text:outline-level="3"><text:span text:style-name="Strong_20_Emphasis">HTML Final Project</text:span></text:h>
      <text:list xml:id="list7072439363648370259" text:style-name="L33">
        <text:list-item>
          <text:p text:style-name="P35">Create a “Personal Profile Page” with:</text:p>
          <text:list>
            <text:list-item>
              <text:p text:style-name="P35">Heading for your name</text:p>
            </text:list-item>
            <text:list-item>
              <text:p text:style-name="P35">A profile picture</text:p>
            </text:list-item>
            <text:list-item>
              <text:p text:style-name="P35">A paragraph about you</text:p>
            </text:list-item>
            <text:list-item>
              <text:p text:style-name="P35">Links to 2 favorite sites</text:p>
            </text:list-item>
            <text:list-item>
              <text:p text:style-name="P35">A table of your weekly schedule</text:p>
            </text:list-item>
            <text:list-item>
              <text:p text:style-name="P35">A contact form</text:p>
            </text:list-item>
          </text:list>
        </text:list-item>
      </text:list>
      <text:p text:style-name="Horizontal_20_Line"/>
      <text:h text:style-name="Heading_20_2" text:outline-level="2"><text:span text:style-name="Strong_20_Emphasis">II. CSS – Styling the Web</text:span></text:h>
      <text:p text:style-name="Text_20_body"><text:span text:style-name="Emphasis">(Similar structure: each lesson with objectives, content, practice, quiz — I can expand these fully if you want.)</text:span></text:p>
      <text:list xml:id="list730736954436040384" text:style-name="L34">
        <text:list-item>
          <text:p text:style-name="P36"><text:span text:style-name="Strong_20_Emphasis">Intro to CSS</text:span> – Linking styles, syntax, inline/internal/external</text:p>
        </text:list-item>
        <text:list-item>
          <text:p text:style-name="P36"><text:span text:style-name="Strong_20_Emphasis">Colors &amp; Fonts</text:span> – Text styles, font families, units</text:p>
        </text:list-item>
        <text:list-item>
          <text:p text:style-name="P36"><text:span text:style-name="Strong_20_Emphasis">Box Model</text:span> – Margin, border, padding, content</text:p>
        </text:list-item>
        <text:list-item>
          <text:p text:style-name="P36"><text:span text:style-name="Strong_20_Emphasis">Selectors &amp; Pseudo-classes</text:span> – Element, class, id, hover effects</text:p>
        </text:list-item>
        <text:list-item>
          <text:p text:style-name="P36"><text:span text:style-name="Strong_20_Emphasis">Backgrounds</text:span> – Images, gradients, positioning</text:p>
        </text:list-item>
        <text:list-item>
          <text:p text:style-name="P36"><text:span text:style-name="Strong_20_Emphasis">Layout Basics</text:span> – Display, position, float (brief mention)</text:p>
        </text:list-item>
        <text:list-item>
          <text:p text:style-name="P36"><text:span text:style-name="Strong_20_Emphasis">Flexbox</text:span> – Horizontal/vertical alignment, wrapping</text:p>
        </text:list-item>
        <text:list-item>
          <text:p text:style-name="P36"><text:span text:style-name="Strong_20_Emphasis">Grid</text:span> – Columns, rows, gaps</text:p>
        </text:list-item>
        <text:list-item>
          <text:p text:style-name="P36"><text:span text:style-name="Strong_20_Emphasis">Responsive Design</text:span> – Media queries, mobile-first design</text:p>
        </text:list-item>
      </text:list>
      <text:p text:style-name="Horizontal_20_Line"/>
      <text:h text:style-name="Heading_20_2" text:outline-level="2"><text:span text:style-name="Strong_20_Emphasis">III. JavaScript – Making the Web Interactive</text:span></text:h>
      <text:p text:style-name="Text_20_body"><text:span text:style-name="Emphasis">(Again, each lesson can have objectives, content, practice, and quiz — can fully expand like HTML section.)</text:span></text:p>
      <text:list xml:id="list5743268062530537298" text:style-name="L35">
        <text:list-item>
          <text:p text:style-name="P37"><text:soft-page-break/><text:span text:style-name="Strong_20_Emphasis">Intro to JS</text:span> – Adding scripts, console.log, basic syntax</text:p>
        </text:list-item>
        <text:list-item>
          <text:p text:style-name="P37"><text:span text:style-name="Strong_20_Emphasis">Variables</text:span> – let, const, data types</text:p>
        </text:list-item>
        <text:list-item>
          <text:p text:style-name="P37"><text:span text:style-name="Strong_20_Emphasis">Operators</text:span> – Arithmetic, comparison, logical</text:p>
        </text:list-item>
        <text:list-item>
          <text:p text:style-name="P37"><text:span text:style-name="Strong_20_Emphasis">Functions</text:span> – Declaration, parameters, return values</text:p>
        </text:list-item>
        <text:list-item>
          <text:p text:style-name="P37"><text:span text:style-name="Strong_20_Emphasis">DOM Manipulation</text:span> – Selecting elements, changing text/styles</text:p>
        </text:list-item>
        <text:list-item>
          <text:p text:style-name="P37"><text:span text:style-name="Strong_20_Emphasis">Events</text:span> – Click, hover, input events</text:p>
        </text:list-item>
        <text:list-item>
          <text:p text:style-name="P37"><text:span text:style-name="Strong_20_Emphasis">Conditionals &amp; Loops</text:span> – if/else, for loops, array iteration</text:p>
        </text:list-item>
        <text:list-item>
          <text:p text:style-name="P37"><text:span text:style-name="Strong_20_Emphasis">Basic Interactivity</text:span> – Show/hide, image changer</text:p>
        </text:list-item>
        <text:list-item>
          <text:p text:style-name="P37"><text:span text:style-name="Strong_20_Emphasis">Final Project</text:span> – Responsive menu + dark mode togg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0T20:08:54.16</meta:creation-date>
    <dc:date>2025-08-11T14:43:07.53</dc:date>
    <dc:creator>Joseph Malone</dc:creator>
    <meta:editing-duration>PT2H45M8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6" meta:paragraph-count="165" meta:word-count="770" meta:character-count="4687"/>
  </office:meta>
</office:document-meta>
</file>